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341" officeooo:paragraph-rsid="000dd341"/>
    </style:style>
    <style:style style:name="P2" style:family="paragraph" style:parent-style-name="Standard">
      <style:text-properties officeooo:rsid="00109653" officeooo:paragraph-rsid="00109653"/>
    </style:style>
    <style:style style:name="P3" style:family="paragraph" style:parent-style-name="Standard">
      <style:text-properties officeooo:rsid="0011edeb" officeooo:paragraph-rsid="0011edeb"/>
    </style:style>
    <style:style style:name="P4" style:family="paragraph" style:parent-style-name="Standard">
      <style:text-properties officeooo:rsid="0012e346" officeooo:paragraph-rsid="0012e346"/>
    </style:style>
    <style:style style:name="P5" style:family="paragraph" style:parent-style-name="Standard">
      <style:text-properties officeooo:rsid="00138cf4" officeooo:paragraph-rsid="00138cf4"/>
    </style:style>
    <style:style style:name="P6" style:family="paragraph" style:parent-style-name="Standard">
      <style:text-properties officeooo:rsid="0016118a" officeooo:paragraph-rsid="0016118a"/>
    </style:style>
    <style:style style:name="P7" style:family="paragraph" style:parent-style-name="Standard">
      <style:text-properties officeooo:rsid="00173b63" officeooo:paragraph-rsid="00173b63"/>
    </style:style>
    <style:style style:name="P8" style:family="paragraph" style:parent-style-name="Standard">
      <style:text-properties officeooo:rsid="0017cad0" officeooo:paragraph-rsid="0017cad0"/>
    </style:style>
    <style:style style:name="P9" style:family="paragraph" style:parent-style-name="Standard">
      <style:text-properties officeooo:rsid="00191a2c" officeooo:paragraph-rsid="0017cad0"/>
    </style:style>
    <style:style style:name="P10" style:family="paragraph" style:parent-style-name="Standard">
      <style:text-properties officeooo:rsid="001a5d0a" officeooo:paragraph-rsid="001a5d0a"/>
    </style:style>
    <style:style style:name="P11" style:family="paragraph" style:parent-style-name="Standard">
      <style:text-properties officeooo:rsid="001cb7b7" officeooo:paragraph-rsid="001cb7b7"/>
    </style:style>
    <style:style style:name="P12" style:family="paragraph" style:parent-style-name="Standard">
      <style:text-properties officeooo:rsid="001eda74" officeooo:paragraph-rsid="001eda74"/>
    </style:style>
    <style:style style:name="P13" style:family="paragraph" style:parent-style-name="Standard">
      <style:text-properties officeooo:rsid="00208998" officeooo:paragraph-rsid="00208998"/>
    </style:style>
    <style:style style:name="P14" style:family="paragraph" style:parent-style-name="Standard">
      <style:text-properties fo:font-weight="bold" officeooo:rsid="00208998" officeooo:paragraph-rsid="00208998" style:font-weight-asian="bold" style:font-weight-complex="bold"/>
    </style:style>
    <style:style style:name="P15" style:family="paragraph" style:parent-style-name="Standard">
      <style:text-properties officeooo:rsid="0027eebc" officeooo:paragraph-rsid="0027eebc"/>
    </style:style>
    <style:style style:name="P16" style:family="paragraph" style:parent-style-name="Standard">
      <style:text-properties fo:font-weight="normal" officeooo:rsid="002c64e0" officeooo:paragraph-rsid="002c64e0" style:font-weight-asian="normal" style:font-weight-complex="normal"/>
    </style:style>
    <style:style style:name="P17" style:family="paragraph" style:parent-style-name="Standard">
      <style:text-properties fo:font-weight="normal" officeooo:rsid="002f4f31" officeooo:paragraph-rsid="002f4f31" style:font-weight-asian="normal" style:font-weight-complex="normal"/>
    </style:style>
    <style:style style:name="P18" style:family="paragraph" style:parent-style-name="Standard">
      <style:text-properties fo:font-weight="normal" officeooo:rsid="00341895" officeooo:paragraph-rsid="002f4f31" style:font-weight-asian="normal" style:font-weight-complex="normal"/>
    </style:style>
    <style:style style:name="P19" style:family="paragraph" style:parent-style-name="Standard">
      <style:text-properties fo:font-weight="normal" officeooo:rsid="003a647b" officeooo:paragraph-rsid="003a647b" style:font-weight-asian="normal" style:font-weight-complex="normal"/>
    </style:style>
    <style:style style:name="P20" style:family="paragraph" style:parent-style-name="Standard">
      <style:text-properties officeooo:rsid="00344bc4" officeooo:paragraph-rsid="00344bc4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d341" officeooo:paragraph-rsid="000dd341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09653" officeooo:paragraph-rsid="00109653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1edeb" officeooo:paragraph-rsid="0011edeb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7cad0" officeooo:paragraph-rsid="0017cad0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138cf4" officeooo:paragraph-rsid="00138cf4" style:font-weight-asian="bold" style:font-weight-complex="bold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38c598" officeooo:paragraph-rsid="0038c598" style:font-weight-asian="bold" style:font-weight-complex="bold"/>
    </style:style>
    <style:style style:name="P27" style:family="paragraph" style:parent-style-name="Standard">
      <style:text-properties fo:font-weight="normal" officeooo:rsid="0023f272" officeooo:paragraph-rsid="00208998" style:font-weight-asian="normal" style:font-weight-complex="normal"/>
    </style:style>
    <style:style style:name="P28" style:family="paragraph" style:parent-style-name="Standard">
      <style:text-properties fo:font-weight="normal" officeooo:rsid="00432bab" officeooo:paragraph-rsid="00432bab" style:font-weight-asian="normal" style:font-weight-complex="normal"/>
    </style:style>
    <style:style style:name="P29" style:family="paragraph" style:parent-style-name="Standard">
      <style:text-properties fo:font-weight="normal" officeooo:rsid="00460113" officeooo:paragraph-rsid="00460113" style:font-weight-asian="normal" style:font-weight-complex="normal"/>
    </style:style>
    <style:style style:name="P30" style:family="paragraph" style:parent-style-name="Standard">
      <style:text-properties fo:font-weight="normal" officeooo:rsid="004809e5" officeooo:paragraph-rsid="004809e5" style:font-weight-asian="normal" style:font-weight-complex="normal"/>
    </style:style>
    <style:style style:name="P31" style:family="paragraph" style:parent-style-name="Standard">
      <style:text-properties fo:font-weight="normal" officeooo:rsid="004987d5" officeooo:paragraph-rsid="004987d5" style:font-weight-asian="normal" style:font-weight-complex="normal"/>
    </style:style>
    <style:style style:name="P32" style:family="paragraph" style:parent-style-name="Standard">
      <style:text-properties fo:font-weight="normal" officeooo:rsid="004aec51" officeooo:paragraph-rsid="004aec51" style:font-weight-asian="normal" style:font-weight-complex="normal"/>
    </style:style>
    <style:style style:name="P33" style:family="paragraph" style:parent-style-name="Standard">
      <style:text-properties fo:font-weight="normal" officeooo:rsid="004b1323" officeooo:paragraph-rsid="004b1323" style:font-weight-asian="normal" style:font-weight-complex="normal"/>
    </style:style>
    <style:style style:name="P34" style:family="paragraph" style:parent-style-name="Standard">
      <style:text-properties fo:font-weight="normal" officeooo:rsid="0050e552" officeooo:paragraph-rsid="0050e552" style:font-weight-asian="normal" style:font-weight-complex="normal"/>
    </style:style>
    <style:style style:name="P35" style:family="paragraph" style:parent-style-name="Standard">
      <style:text-properties fo:font-weight="normal" officeooo:rsid="00547ed4" officeooo:paragraph-rsid="00547ed4" style:font-weight-asian="normal" style:font-weight-complex="normal"/>
    </style:style>
    <style:style style:name="P36" style:family="paragraph" style:parent-style-name="Standard">
      <style:text-properties fo:font-weight="normal" officeooo:rsid="00573b6c" officeooo:paragraph-rsid="00573b6c" style:font-weight-asian="normal" style:font-weight-complex="normal"/>
    </style:style>
    <style:style style:name="P37" style:family="paragraph" style:parent-style-name="Standard">
      <style:text-properties fo:font-weight="normal" officeooo:rsid="005aaa13" officeooo:paragraph-rsid="005aaa13" style:font-weight-asian="normal" style:font-weight-complex="normal"/>
    </style:style>
    <style:style style:name="P38" style:family="paragraph" style:parent-style-name="Standard">
      <style:text-properties fo:font-weight="normal" officeooo:rsid="006810d1" officeooo:paragraph-rsid="006810d1" style:font-weight-asian="normal" style:font-weight-complex="normal"/>
    </style:style>
    <style:style style:name="P39" style:family="paragraph" style:parent-style-name="Standard">
      <style:text-properties fo:font-weight="normal" officeooo:rsid="00681891" officeooo:paragraph-rsid="00681891" style:font-weight-asian="normal" style:font-weight-complex="normal"/>
    </style:style>
    <style:style style:name="P40" style:family="paragraph" style:parent-style-name="Standard">
      <style:text-properties fo:font-weight="normal" officeooo:rsid="00723d9c" officeooo:paragraph-rsid="00723d9c" style:font-weight-asian="normal" style:font-weight-complex="normal"/>
    </style:style>
    <style:style style:name="P41" style:family="paragraph" style:parent-style-name="Standard">
      <style:text-properties fo:font-weight="normal" officeooo:rsid="0077b5ec" officeooo:paragraph-rsid="0077b5ec" style:font-weight-asian="normal" style:font-weight-complex="normal"/>
    </style:style>
    <style:style style:name="P42" style:family="paragraph" style:parent-style-name="Standard">
      <style:text-properties fo:font-weight="normal" officeooo:rsid="007ef15c" officeooo:paragraph-rsid="007d1ff9" style:font-weight-asian="normal" style:font-weight-complex="normal"/>
    </style:style>
    <style:style style:name="P43" style:family="paragraph" style:parent-style-name="Standard">
      <style:text-properties fo:font-weight="bold" officeooo:rsid="002c4fa7" officeooo:paragraph-rsid="0027eebc" style:font-weight-asian="bold" style:font-weight-complex="bold"/>
    </style:style>
    <style:style style:name="P44" style:family="paragraph" style:parent-style-name="Standard">
      <style:text-properties fo:font-weight="bold" officeooo:rsid="0077b5ec" officeooo:paragraph-rsid="0077b5ec" style:font-weight-asian="bold" style:font-weight-complex="bold"/>
    </style:style>
    <style:style style:name="P4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460113" officeooo:paragraph-rsid="00460113" style:font-weight-asian="normal" style:font-weight-complex="normal"/>
    </style:style>
    <style:style style:name="P4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4aec51" officeooo:paragraph-rsid="004aec51" style:font-weight-asian="normal" style:font-weight-complex="normal"/>
    </style:style>
    <style:style style:name="P4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4b1323" officeooo:paragraph-rsid="004b1323" style:font-weight-asian="normal" style:font-weight-complex="normal"/>
    </style:style>
    <style:style style:name="P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547ed4" officeooo:paragraph-rsid="00547ed4" style:font-weight-asian="normal" style:font-weight-complex="normal"/>
    </style:style>
    <style:style style:name="P49" style:family="paragraph">
      <style:paragraph-properties fo:text-align="center"/>
    </style:style>
    <style:style style:name="T1" style:family="text">
      <style:text-properties officeooo:rsid="0017cad0"/>
    </style:style>
    <style:style style:name="T2" style:family="text">
      <style:text-properties officeooo:rsid="00186c6e"/>
    </style:style>
    <style:style style:name="T3" style:family="text">
      <style:text-properties officeooo:rsid="001b2fc4"/>
    </style:style>
    <style:style style:name="T4" style:family="text">
      <style:text-properties officeooo:rsid="001d8958"/>
    </style:style>
    <style:style style:name="T5" style:family="text">
      <style:text-properties officeooo:rsid="001ff732"/>
    </style:style>
    <style:style style:name="T6" style:family="text">
      <style:text-properties officeooo:rsid="0020edd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edd9" style:font-weight-asian="bold" style:font-weight-complex="bold"/>
    </style:style>
    <style:style style:name="T9" style:family="text">
      <style:text-properties fo:font-weight="bold" officeooo:rsid="0027eebc" style:font-weight-asian="bold" style:font-weight-complex="bold"/>
    </style:style>
    <style:style style:name="T10" style:family="text">
      <style:text-properties fo:font-weight="bold" officeooo:rsid="002c4fa7" style:font-weight-asian="bold" style:font-weight-complex="bold"/>
    </style:style>
    <style:style style:name="T11" style:family="text">
      <style:text-properties fo:font-weight="bold" officeooo:rsid="001d8958" style:font-weight-asian="bold" style:font-weight-complex="bold"/>
    </style:style>
    <style:style style:name="T12" style:family="text">
      <style:text-properties fo:font-weight="bold" officeooo:rsid="003c16e3" style:font-weight-asian="bold" style:font-weight-complex="bold"/>
    </style:style>
    <style:style style:name="T13" style:family="text">
      <style:text-properties fo:font-weight="bold" officeooo:rsid="005bb708" style:font-weight-asian="bold" style:font-weight-complex="bold"/>
    </style:style>
    <style:style style:name="T14" style:family="text">
      <style:text-properties fo:font-weight="bold" officeooo:rsid="006d4388" style:font-weight-asian="bold" style:font-weight-complex="bold"/>
    </style:style>
    <style:style style:name="T15" style:family="text">
      <style:text-properties fo:font-weight="bold" officeooo:rsid="0072fc96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2198c" style:font-weight-asian="normal" style:font-weight-complex="normal"/>
    </style:style>
    <style:style style:name="T18" style:family="text">
      <style:text-properties fo:font-weight="normal" officeooo:rsid="0023f272" style:font-weight-asian="normal" style:font-weight-complex="normal"/>
    </style:style>
    <style:style style:name="T19" style:family="text">
      <style:text-properties fo:font-weight="normal" officeooo:rsid="0027eebc" style:font-weight-asian="normal" style:font-weight-complex="normal"/>
    </style:style>
    <style:style style:name="T20" style:family="text">
      <style:text-properties fo:font-weight="normal" officeooo:rsid="002bbebc" style:font-weight-asian="normal" style:font-weight-complex="normal"/>
    </style:style>
    <style:style style:name="T21" style:family="text">
      <style:text-properties officeooo:rsid="002d4cfb"/>
    </style:style>
    <style:style style:name="T22" style:family="text">
      <style:text-properties officeooo:rsid="002da803"/>
    </style:style>
    <style:style style:name="T23" style:family="text">
      <style:text-properties officeooo:rsid="003c16e3"/>
    </style:style>
    <style:style style:name="T24" style:family="text">
      <style:text-properties officeooo:rsid="00420d6d"/>
    </style:style>
    <style:style style:name="T25" style:family="text">
      <style:text-properties officeooo:rsid="0046f97b"/>
    </style:style>
    <style:style style:name="T26" style:family="text">
      <style:text-properties officeooo:rsid="00493000"/>
    </style:style>
    <style:style style:name="T27" style:family="text">
      <style:text-properties officeooo:rsid="0050fe7d"/>
    </style:style>
    <style:style style:name="T28" style:family="text">
      <style:text-properties officeooo:rsid="0052bcbc"/>
    </style:style>
    <style:style style:name="T29" style:family="text">
      <style:text-properties officeooo:rsid="00558e14"/>
    </style:style>
    <style:style style:name="T30" style:family="text">
      <style:text-properties style:text-position="super 58%"/>
    </style:style>
    <style:style style:name="T31" style:family="text">
      <style:text-properties officeooo:rsid="0058726e"/>
    </style:style>
    <style:style style:name="T32" style:family="text">
      <style:text-properties officeooo:rsid="0059f963"/>
    </style:style>
    <style:style style:name="T33" style:family="text">
      <style:text-properties officeooo:rsid="005bb708"/>
    </style:style>
    <style:style style:name="T34" style:family="text">
      <style:text-properties officeooo:rsid="005be621"/>
    </style:style>
    <style:style style:name="T35" style:family="text">
      <style:text-properties officeooo:rsid="00690bed"/>
    </style:style>
    <style:style style:name="T36" style:family="text">
      <style:text-properties officeooo:rsid="006d4388"/>
    </style:style>
    <style:style style:name="T37" style:family="text">
      <style:text-properties officeooo:rsid="006fe6fe"/>
    </style:style>
    <style:style style:name="T38" style:family="text">
      <style:text-properties officeooo:rsid="0070593f"/>
    </style:style>
    <style:style style:name="T39" style:family="text">
      <style:text-properties officeooo:rsid="0072fc96"/>
    </style:style>
    <style:style style:name="T40" style:family="text">
      <style:text-properties officeooo:rsid="007ae3ed"/>
    </style:style>
    <style:style style:name="gr1" style:family="graphic">
      <style:graphic-properties draw:textarea-horizontal-align="justify" draw:textarea-vertical-align="middle" draw:auto-grow-height="false" fo:min-height="1.005cm" fo:min-width="2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53cm" fo:min-width="2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2cm" fo:min-width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ow can i learn algorithms more effieiently:</text:p>
      <text:p text:style-name="P1"/>
      <text:p text:style-name="P21">First step :-</text:p>
      <text:p text:style-name="P1"/>
      <text:p text:style-name="P1">1) Select the algorithm that you want to learn from a list of algorithms.</text:p>
      <text:p text:style-name="P1">2) Watch carefully video tutorial of algoExpert [watch again and again].</text:p>
      <text:p text:style-name="P1">3) Write what you learnt in a whiteboard or in a book.</text:p>
      <text:p text:style-name="P1">4) Look at the code and understand.</text:p>
      <text:p text:style-name="P1">5) Repeat... Repeat...Repeat above steps.......</text:p>
      <text:p text:style-name="P1"/>
      <text:p text:style-name="P21">Mechanics behind LRU:</text:p>
      <text:p text:style-name="P1"/>
      <text:p text:style-name="P22">1) <text:s/>DataStructues to be used:</text:p>
      <text:p text:style-name="P2"/>
      <text:p text:style-name="P2">1) <text:s/>HashTable</text:p>
      <text:p text:style-name="P2">2) <text:s/>DoublyLinkedList</text:p>
      <text:p text:style-name="P2"/>
      <text:p text:style-name="P23">Algorithm:</text:p>
      <text:p text:style-name="P3"/>
      <text:p text:style-name="P4">=&gt; Cache initial size is 5</text:p>
      <text:p text:style-name="P5"/>
      <text:p text:style-name="P25">How to insert new key,value?</text:p>
      <text:p text:style-name="P5"/>
      <text:p text:style-name="P6">HashTable&lt;K, <text:s/>DoublyLinkedList&lt;K,V&gt;&gt;</text:p>
      <text:p text:style-name="P6"/>
      <text:p text:style-name="P7">key <text:s/>=&gt; <text:span text:style-name="T1">key of the pair what we are intened to insert</text:span></text:p>
      <text:p text:style-name="P24">value =&gt; <text:span text:style-name="T2">doubly linked list of </text:span>both key and value</text:p>
      <text:p text:style-name="P9"/>
      <text:p text:style-name="P10"><text:span text:style-name="T3">C</text:span>heck if the key is already present in the HashTable?</text:p>
      <text:p text:style-name="P10"/>
      <text:p text:style-name="P11">If <text:span text:style-name="T7">key is already present</text:span> <text:span text:style-name="T4">update the key’s value to <text:s/>new value and make </text:span><text:span text:style-name="T11">headPtr</text:span><text:span text:style-name="T4"> point to this newly updated node.</text:span></text:p>
      <text:p text:style-name="P20"/>
      <text:p text:style-name="P12">If <text:span text:style-name="T7">not present</text:span> in the hashtable <text:span text:style-name="T5">then try to insert before inserting checking whether the cache is full.</text:span></text:p>
      <text:p text:style-name="P12"/>
      <text:p text:style-name="P13">If cache is full <text:span text:style-name="T6">then </text:span><text:span text:style-name="T8">evict </text:span><text:span text:style-name="T17">the last element from the hashtable [dereference it from the doubly linked list and remove the key from hashtable</text:span><text:span text:style-name="T18">] </text:span><text:span text:style-name="T19">and update the </text:span><text:span text:style-name="T9">tailPtr </text:span><text:span text:style-name="T20">to point to its previous node.</text:span></text:p>
      <text:p text:style-name="P27"/>
      <text:p text:style-name="P15"><text:span text:style-name="T18">i</text:span><text:span text:style-name="T16">f cache is not full then </text:span><text:span text:style-name="T7">increment the </text:span><text:span text:style-name="T10">cahce counter variable.</text:span></text:p>
      <text:p text:style-name="P43"/>
      <text:p text:style-name="P16">Insert key <text:span text:style-name="T21">into</text:span> the hashtable and value will <text:span text:style-name="T22">be </text:span>doublylinkedlist consisting of key value pair.</text:p>
      <text:p text:style-name="P16"/>
      <text:p text:style-name="P17">Make <text:span text:style-name="T7">headPtr </text:span>point to this new node.</text:p>
      <text:p text:style-name="P17"/>
      <text:p text:style-name="P17"/>
      <text:p text:style-name="P26">How to retrieve key,value?</text:p>
      <text:p text:style-name="P19"/>
      <text:p text:style-name="P19">=&gt; on calling get(key)</text:p>
      <text:p text:style-name="P19"/>
      <text:p text:style-name="P19">Check if the key is present in the hashtable if present return the value of it i.e doubly linked list of key and value <text:span text:style-name="T23">and update the </text:span><text:span text:style-name="T12">headPtr </text:span><text:span text:style-name="T24">point to this updated node.</text:span></text:p>
      <text:p text:style-name="P28"><text:soft-page-break/>If key is not present throw exception saying key not found.</text:p>
      <text:p text:style-name="P28"/>
      <text:p text:style-name="P28"/>
      <text:p text:style-name="P28"/>
      <text:p text:style-name="P45">2) <text:span text:style-name="T25">Doubly Linked List:</text:span></text:p>
      <text:p text:style-name="P29"/>
      <text:p text:style-name="P30">Doubly linked list node consist of 3 parts:</text:p>
      <text:p text:style-name="P30"/>
      <text:p text:style-name="P30">1) <text:s/>First will be pointing to previous node.</text:p>
      <text:p text:style-name="P30">2) <text:s/><text:span text:style-name="T26">Second will hold data.</text:span></text:p>
      <text:p text:style-name="P31">3) Third will be pointing to next node.</text:p>
      <text:p text:style-name="P31"/>
      <text:p text:style-name="P31"/>
      <text:p text:style-name="P46">Mechanics behind doubly linked list:</text:p>
      <text:p text:style-name="P32"/>
      <text:p text:style-name="P47">1) <text:s/>How to remove given node from the linked list ?</text:p>
      <text:p text:style-name="P33"/>
      <text:p text:style-name="P33"/>
      <text:p text:style-name="P33"><draw:custom-shape text:anchor-type="paragraph" draw:z-index="0" draw:name="Shape1" draw:style-name="gr1" svg:width="2.673cm" svg:height="1.006cm" svg:x="0.139cm" svg:y="0.402cm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49" svg:x1="0.88cm" svg:y1="0.402cm" svg:x2="0.906cm" svg:y2="1.407cm"><text:p/></draw:line><draw:line text:anchor-type="paragraph" draw:z-index="2" draw:name="Shape3" draw:style-name="gr2" draw:text-style-name="P49" svg:x1="1.7cm" svg:y1="0.402cm" svg:x2="1.806cm" svg:y2="1.566cm"><text:p/></draw:line><draw:line text:anchor-type="paragraph" draw:z-index="11" draw:name="Shape11" draw:style-name="gr2" draw:text-style-name="P49" svg:x1="13.077cm" svg:y1="0.376cm" svg:x2="13.103cm" svg:y2="1.329cm"><text:p/></draw:line></text:p>
      <text:p text:style-name="P33"><draw:custom-shape text:anchor-type="paragraph" draw:z-index="3" draw:name="Shape4" draw:style-name="gr3" svg:width="2.144cm" svg:height="0.953cm" svg:x="4.187cm" svg:y="0.021cm"><text:p/><draw:enhanced-geometry svg:viewBox="0 0 21600 21600" draw:type="rectangle" draw:enhanced-path="M 0 0 L 21600 0 21600 21600 0 21600 0 0 Z N"/></draw:custom-shape><draw:line text:anchor-type="paragraph" draw:z-index="4" draw:name="Shape5" draw:style-name="gr2" draw:text-style-name="P49" svg:x1="4.928cm" svg:y1="0.021cm" svg:x2="4.822cm" svg:y2="0.974cm"><text:p/></draw:line><draw:line text:anchor-type="paragraph" draw:z-index="5" draw:name="Shape6" draw:style-name="gr2" draw:text-style-name="P49" svg:x1="5.643cm" svg:y1="0.021cm" svg:x2="5.696cm" svg:y2="0.974cm"><text:p/></draw:line><draw:custom-shape text:anchor-type="paragraph" draw:z-index="6" draw:name="Shape7" draw:style-name="gr4" svg:width="2.329cm" svg:height="0.821cm" svg:x="7.706cm" svg:y="0.074cm"><text:p/><draw:enhanced-geometry svg:viewBox="0 0 21600 21600" draw:type="rectangle" draw:enhanced-path="M 0 0 L 21600 0 21600 21600 0 21600 0 0 Z N"/></draw:custom-shape><draw:line text:anchor-type="paragraph" draw:z-index="7" draw:name="Shape8" draw:style-name="gr2" draw:text-style-name="P49" svg:x1="8.738cm" svg:y1="0.074cm" svg:x2="8.764cm" svg:y2="0.894cm"><text:p/></draw:line><draw:line text:anchor-type="paragraph" draw:z-index="8" draw:name="Shape9" draw:style-name="gr2" draw:text-style-name="P49" svg:x1="9.4cm" svg:y1="0.074cm" svg:x2="9.347cm" svg:y2="0.894cm"><text:p/></draw:line><draw:custom-shape text:anchor-type="paragraph" draw:z-index="9" draw:name="Shape7" draw:style-name="gr4" svg:width="2.329cm" svg:height="0.821cm" svg:x="11.305cm" svg:y="0.021cm"><text:p/><draw:enhanced-geometry svg:viewBox="0 0 21600 21600" draw:type="rectangle" draw:enhanced-path="M 0 0 L 21600 0 21600 21600 0 21600 0 0 Z N"/></draw:custom-shape><draw:line text:anchor-type="paragraph" draw:z-index="10" draw:name="Shape10" draw:style-name="gr2" draw:text-style-name="P49" svg:x1="12.23cm" svg:y1="0.021cm" svg:x2="12.204cm" svg:y2="0.841cm"><text:p/></draw:line><draw:line text:anchor-type="paragraph" draw:z-index="12" draw:name="Shape12" draw:style-name="gr2" draw:text-style-name="P49" svg:x1="2.521cm" svg:y1="0.206cm" svg:x2="4.4cm" svg:y2="0.312cm"><text:p/></draw:line><draw:line text:anchor-type="paragraph" draw:z-index="14" draw:name="Shape14" draw:style-name="gr2" draw:text-style-name="P49" svg:x1="6.013cm" svg:y1="0.285cm" svg:x2="7.971cm" svg:y2="0.206cm"><text:p/></draw:line><draw:line text:anchor-type="paragraph" draw:z-index="16" draw:name="Shape16" draw:style-name="gr2" draw:text-style-name="P49" svg:x1="9.876cm" svg:y1="0.339cm" svg:x2="11.516cm" svg:y2="0.365cm"><text:p/></draw:line></text:p>
      <text:p text:style-name="P18"><draw:line text:anchor-type="paragraph" draw:z-index="13" draw:name="Shape13" draw:style-name="gr2" draw:text-style-name="P49" svg:x1="4.187cm" svg:y1="0.302cm" svg:x2="2.441cm" svg:y2="0.196cm"><text:p/></draw:line><draw:line text:anchor-type="paragraph" draw:z-index="15" draw:name="Shape15" draw:style-name="gr2" draw:text-style-name="P49" svg:x1="8.262cm" svg:y1="0.275cm" svg:x2="6.119cm" svg:y2="0.249cm"><text:p/></draw:line><draw:line text:anchor-type="paragraph" draw:z-index="17" draw:name="Shape17" draw:style-name="gr2" draw:text-style-name="P49" svg:x1="11.517cm" svg:y1="0.09cm" svg:x2="9.85cm" svg:y2="0.116cm"><text:p/></draw:line></text:p>
      <text:p text:style-name="P34">HEAD<text:tab/> <text:span text:style-name="T28">1</text:span><text:tab/><text:tab/><text:tab/><text:span text:style-name="T28">2</text:span><text:tab/><text:tab/><text:tab/><text:span text:style-name="T28">3</text:span><text:tab/><text:tab/><text:span text:style-name="T27">TAIL <text:s/>4</text:span></text:p>
      <text:p text:style-name="P34"/>
      <text:p text:style-name="P48">To remove the Node 3 <text:span text:style-name="T29">steps are:-</text:span></text:p>
      <text:p text:style-name="P35"/>
      <text:p text:style-name="P36">1) <text:span text:style-name="T32">T</text:span>raverse the list starting from the Head and when 3<text:span text:style-name="T30">rd</text:span> node found then <text:span text:style-name="T31">just dereference the pointers.</text:span></text:p>
      <text:p text:style-name="P36"/>
      <text:p text:style-name="P37"><text:tab/><text:tab/><text:span text:style-name="T13">Given node = Node</text:span></text:p>
      <text:p text:style-name="P37"/>
      <text:p text:style-name="P37"><text:s text:c="14"/><text:span text:style-name="T33">node.prev.next = node.next</text:span></text:p>
      <text:p text:style-name="P37"><text:s text:c="14"/><text:span text:style-name="T34">node.next.prev = node.prev</text:span></text:p>
      <text:p text:style-name="P37"><draw:line text:anchor-type="paragraph" draw:z-index="38" draw:name="Shape34" draw:style-name="gr5" draw:text-style-name="P49" svg:x1="10.537cm" svg:y1="0.31cm" svg:x2="9.029cm" svg:y2="4.279cm"><text:p/></draw:line><draw:line text:anchor-type="paragraph" draw:z-index="39" draw:name="Shape35" draw:style-name="gr5" draw:text-style-name="P49" svg:x1="8.368cm" svg:y1="0.469cm" svg:x2="10.538cm" svg:y2="3.538cm"><text:p/></draw:line></text:p>
      <text:p text:style-name="P37"/>
      <text:p text:style-name="P37"><draw:custom-shape text:anchor-type="paragraph" draw:z-index="18" draw:name="Shape1" draw:style-name="gr1" svg:width="2.673cm" svg:height="1.006cm" svg:x="0.139cm" svg:y="0.402cm"><text:p/><draw:enhanced-geometry svg:viewBox="0 0 21600 21600" draw:type="rectangle" draw:enhanced-path="M 0 0 L 21600 0 21600 21600 0 21600 0 0 Z N"/></draw:custom-shape><draw:custom-shape text:anchor-type="paragraph" draw:z-index="19" draw:name="Shape1" draw:style-name="gr1" svg:width="2.673cm" svg:height="1.006cm" svg:x="3.923cm" svg:y="0.439cm"><text:p/><draw:enhanced-geometry svg:viewBox="0 0 21600 21600" draw:type="rectangle" draw:enhanced-path="M 0 0 L 21600 0 21600 21600 0 21600 0 0 Z N"/></draw:custom-shape><draw:custom-shape text:anchor-type="paragraph" draw:z-index="20" draw:name="Shape1" draw:style-name="gr1" svg:width="2.673cm" svg:height="1.006cm" svg:x="8.209cm" svg:y="0.439cm"><text:p/><draw:enhanced-geometry svg:viewBox="0 0 21600 21600" draw:type="rectangle" draw:enhanced-path="M 0 0 L 21600 0 21600 21600 0 21600 0 0 Z N"/></draw:custom-shape><draw:custom-shape text:anchor-type="paragraph" draw:z-index="21" draw:name="Shape1" draw:style-name="gr1" svg:width="2.673cm" svg:height="1.006cm" svg:x="11.993cm" svg:y="0.482cm"><text:p/><draw:enhanced-geometry svg:viewBox="0 0 21600 21600" draw:type="rectangle" draw:enhanced-path="M 0 0 L 21600 0 21600 21600 0 21600 0 0 Z N"/></draw:custom-shape><draw:line text:anchor-type="paragraph" draw:z-index="29" draw:name="Shape25" draw:style-name="gr2" draw:text-style-name="P49" svg:x1="1.647cm" svg:y1="0.402cm" svg:x2="1.7cm" svg:y2="1.407cm"><text:p/></draw:line><draw:line text:anchor-type="paragraph" draw:z-index="31" draw:name="Shape27" draw:style-name="gr2" draw:text-style-name="P49" svg:x1="5.563cm" svg:y1="0.439cm" svg:x2="5.642cm" svg:y2="1.444cm"><text:p/></draw:line><draw:line text:anchor-type="paragraph" draw:z-index="32" draw:name="Shape28" draw:style-name="gr2" draw:text-style-name="P49" svg:x1="9.532cm" svg:y1="0.439cm" svg:x2="9.453cm" svg:y2="1.586cm"><text:p/></draw:line><draw:line text:anchor-type="paragraph" draw:z-index="34" draw:name="Shape30" draw:style-name="gr2" draw:text-style-name="P49" svg:x1="13.289cm" svg:y1="0.482cm" svg:x2="13.183cm" svg:y2="1.487cm"><text:p/></draw:line><draw:line text:anchor-type="paragraph" draw:z-index="35" draw:name="Shape31" draw:style-name="gr2" draw:text-style-name="P49" svg:x1="13.924cm" svg:y1="0.482cm" svg:x2="13.792cm" svg:y2="1.487cm"><text:p/></draw:line></text:p>
      <text:p text:style-name="P37"><draw:line text:anchor-type="paragraph" draw:z-index="22" draw:name="Shape18" draw:style-name="gr2" draw:text-style-name="P49" svg:x1="2.521cm" svg:y1="0.463cm" svg:x2="4.082cm" svg:y2="0.437cm"><text:p/></draw:line><draw:line text:anchor-type="paragraph" draw:z-index="24" draw:name="Shape20" draw:style-name="gr2" draw:text-style-name="P49" svg:x1="6.331cm" svg:y1="0.464cm" svg:x2="8.897cm" svg:y2="0.49cm"><text:p/></draw:line><draw:line text:anchor-type="paragraph" draw:z-index="26" draw:name="Shape22" draw:style-name="gr2" draw:text-style-name="P49" svg:x1="10.405cm" svg:y1="0.464cm" svg:x2="12.125cm" svg:y2="0.358cm"><text:p/></draw:line><draw:line text:anchor-type="paragraph" draw:z-index="28" draw:name="Shape24" draw:style-name="gr2" draw:text-style-name="P49" svg:x1="0.986cm" svg:y1="0.041cm" svg:x2="0.827cm" svg:y2="1.073cm"><text:p/></draw:line><draw:line text:anchor-type="paragraph" draw:z-index="30" draw:name="Shape26" draw:style-name="gr2" draw:text-style-name="P49" svg:x1="4.849cm" svg:y1="0.067cm" svg:x2="5.061cm" svg:y2="1.205cm"><text:p/></draw:line><draw:line text:anchor-type="paragraph" draw:z-index="33" draw:name="Shape29" draw:style-name="gr2" draw:text-style-name="P49" svg:x1="10.035cm" svg:y1="0.067cm" svg:x2="10.22cm" svg:y2="1.099cm"><text:p/></draw:line><draw:line text:anchor-type="paragraph" draw:z-index="36" draw:name="Shape32" draw:style-name="gr5" draw:text-style-name="P49" svg:x1="6.092cm" svg:y1="0.173cm" svg:x2="12.257cm" svg:y2="0.12cm"><text:p/></draw:line><text:tab/><text:tab/><text:tab/><text:tab/><text:tab/><text:tab/></text:p>
      <text:p text:style-name="P36"><draw:line text:anchor-type="paragraph" draw:z-index="23" draw:name="Shape19" draw:style-name="gr2" draw:text-style-name="P49" svg:x1="4.161cm" svg:y1="0.321cm" svg:x2="2.415cm" svg:y2="0.434cm"><text:p/></draw:line><draw:line text:anchor-type="paragraph" draw:z-index="25" draw:name="Shape21" draw:style-name="gr2" draw:text-style-name="P49" svg:x1="6.436cm" svg:y1="0.347cm" svg:x2="8.87cm" svg:y2="0.268cm"><text:p/></draw:line><draw:line text:anchor-type="paragraph" draw:z-index="27" draw:name="Shape23" draw:style-name="gr2" draw:text-style-name="P49" svg:x1="10.458cm" svg:y1="0.321cm" svg:x2="12.522cm" svg:y2="0.215cm"><text:p/></draw:line><draw:line text:anchor-type="paragraph" draw:z-index="37" draw:name="Shape33" draw:style-name="gr5" draw:text-style-name="P49" svg:x1="12.337cm" svg:y1="0.513cm" svg:x2="6.304cm" svg:y2="0.471cm"><text:p/></draw:line><text:s text:c="2"/></text:p>
      <text:p text:style-name="P39">HEAD 1<text:tab/><text:tab/><text:tab/> <text:s/>2<text:tab/><text:tab/> <text:s text:c="3"/><text:span text:style-name="T14">NODE</text:span> <text:s text:c="5"/><text:span text:style-name="T35">3<text:tab/><text:tab/> <text:s text:c="5"/>TAIL <text:s text:c="7"/>4<text:tab/></text:span><text:tab/><text:tab/></text:p>
      <text:p text:style-name="P38"><text:s text:c="41"/><text:span text:style-name="T38">NODE.PREV<text:tab/><text:tab/><text:tab/><text:tab/><text:tab/>NODE.NEXT</text:span></text:p>
      <text:p text:style-name="P34"/>
      <text:p text:style-name="P17"><text:tab/><text:tab/><text:tab/></text:p>
      <text:p text:style-name="P16"/>
      <text:p text:style-name="P16"/>
      <text:p text:style-name="P40">2) <text:span text:style-name="T39">To remove all the matched nodes create a </text:span><text:span text:style-name="T15">temp node</text:span><text:span text:style-name="T39"> otherwise it is not possible to keep track of next nodes.</text:span></text:p>
      <text:p text:style-name="P40"/>
      <text:p text:style-name="P44">Node tempNode = node.<text:span text:style-name="T40">next</text:span></text:p>
      <text:p text:style-name="P44"/>
      <text:p text:style-name="P42"/>
      <text:p text:style-name="P41"/>
      <text:p text:style-name="P41"/>
      <text:p text:style-name="P40"/>
      <text:p text:style-name="P14"><text:soft-page-break/></text:p>
      <text:p text:style-name="P27"/>
      <text:p text:style-name="P8"/>
      <text:p text:style-name="P8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0:17:48.034993751</meta:creation-date>
    <dc:date>2019-10-13T14:07:30.600354407</dc:date>
    <meta:editing-duration>PT41M27S</meta:editing-duration>
    <meta:editing-cycles>107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401" meta:character-count="2340" meta:non-whitespace-character-count="1851"/>
  </office:meta>
</office:document-meta>
</file>